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10d91b" officeooo:paragraph-rsid="0010d91b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fo:font-size="15pt" fo:font-weight="bold" officeooo:rsid="0010d91b" officeooo:paragraph-rsid="0010d91b" style:font-size-asian="13.1000003814697pt" style:font-weight-asian="bold" style:font-size-complex="15pt" style:font-weight-complex="bold"/>
    </style:style>
    <style:style style:name="P3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5pt" fo:font-weight="normal" officeooo:rsid="0010d91b" officeooo:paragraph-rsid="0010d91b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5pt" fo:font-weight="normal" officeooo:rsid="0010d91b" officeooo:paragraph-rsid="0010d91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5pt" fo:font-weight="normal" officeooo:rsid="0010d91b" officeooo:paragraph-rsid="0010d91b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5pt" fo:font-weight="normal" officeooo:rsid="00134d0c" officeooo:paragraph-rsid="00134d0c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5pt" fo:font-weight="normal" officeooo:rsid="0016ff90" officeooo:paragraph-rsid="0016ff90" style:font-size-asian="13.1000003814697pt" style:font-weight-asian="normal" style:font-size-complex="15pt" style:font-weight-complex="normal"/>
    </style:style>
    <style:style style:name="T1" style:family="text">
      <style:text-properties officeooo:rsid="00134d0c"/>
    </style:style>
    <style:style style:name="T2" style:family="text">
      <style:text-properties officeooo:rsid="00145f71"/>
    </style:style>
    <style:style style:name="T3" style:family="text">
      <style:text-properties officeooo:rsid="00155e1d"/>
    </style:style>
    <style:style style:name="T4" style:family="text">
      <style:text-properties officeooo:rsid="001c5e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dução dos Vasos</text:p>
      <text:p text:style-name="P1"/>
      <text:p text:style-name="P1"/>
      <text:list xml:id="list4035094942" text:style-name="L1">
        <text:list-item>
          <text:p text:style-name="P2">KPI:</text:p>
        </text:list-item>
      </text:list>
      <text:list xml:id="list3642939363" text:style-name="L2">
        <text:list-item>
          <text:list>
            <text:list-item>
              <text:p text:style-name="P3">Custo (material, funcionários) →<text:span text:style-name="T1"> diferenciação dos vasos. </text:span></text:p>
            </text:list-item>
            <text:list-item>
              <text:p text:style-name="P3">Produtividade (unidades/Tempo).</text:p>
            </text:list-item>
            <text:list-item>
              <text:p text:style-name="P3"><text:span text:style-name="T3">O</text:span>ciosidade(artesões e especialistas).</text:p>
            </text:list-item>
            <text:list-item>
              <text:p text:style-name="P6">Completion Time(d<text:span text:style-name="T2">e</text:span> <text:span text:style-name="T2">cada </text:span>vaso).</text:p>
            </text:list-item>
          </text:list>
        </text:list-item>
      </text:list>
      <text:list xml:id="list210211072748637" text:continue-list="list4035094942" text:style-name="L1">
        <text:list-item>
          <text:p text:style-name="P2">Parâmetros de entrada:</text:p>
        </text:list-item>
      </text:list>
      <text:list xml:id="list3032426323" text:style-name="L3">
        <text:list-item>
          <text:list>
            <text:list-item>
              <text:p text:style-name="P4">Número de artesões.</text:p>
            </text:list-item>
            <text:list-item>
              <text:p text:style-name="P4">Número de especialistas.</text:p>
            </text:list-item>
            <text:list-item>
              <text:p text:style-name="P4">Alocação dos especialistas no modelo.</text:p>
            </text:list-item>
            <text:list-item>
              <text:p text:style-name="P4">Número de vasos do pedido.</text:p>
            </text:list-item>
            <text:list-item>
              <text:p text:style-name="P7">Diferença entre trabalho com b<text:span text:style-name="T4">e</text:span>toneira e sem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51:28.895149996</meta:creation-date>
    <dc:date>2019-04-30T21:02:10.693249331</dc:date>
    <meta:editing-duration>PT22M1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7" meta:character-count="364" meta:non-whitespace-character-count="329"/>
  </office:meta>
</office:document-meta>
</file>